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style:font-name="Times New Roman" fo:font-size="12pt" style:font-size-asian="12pt" style:font-size-complex="12pt"/>
    </style:style>
    <style:style style:name="P2" style:family="paragraph" style:parent-style-name="Standard">
      <style:paragraph-properties fo:margin-left="0in" fo:margin-right="0in" fo:line-height="200%" fo:text-align="start" style:justify-single-word="false" fo:text-indent="0in" style:auto-text-indent="false"/>
      <style:text-properties style:font-name="Times New Roman" fo:font-size="12pt" style:font-size-asian="12pt" style:font-size-complex="12pt"/>
    </style:style>
    <style:style style:name="P3" style:family="paragraph" style:parent-style-name="Standard">
      <style:paragraph-properties fo:margin-left="0in" fo:margin-right="0in" fo:margin-top="0in" fo:margin-bottom="0in" style:contextual-spacing="false" fo:line-height="200%" fo:text-align="start" style:justify-single-word="false" fo:text-indent="0in" style:auto-text-indent="false"/>
      <style:text-properties style:font-name="Times New Roman" fo:font-size="12pt" officeooo:rsid="000ba17b" officeooo:paragraph-rsid="000ba17b" style:font-size-asian="12pt" style:font-size-complex="12pt"/>
    </style:style>
    <style:style style:name="P4" style:family="paragraph" style:parent-style-name="Standard">
      <style:paragraph-properties fo:margin-top="0in" fo:margin-bottom="0in" style:contextual-spacing="false" fo:line-height="200%"/>
      <style:text-properties style:font-name="Times New Roman" fo:font-size="12pt" officeooo:rsid="000ba17b" officeooo:paragraph-rsid="000ba17b" style:font-size-asian="12pt" style:font-size-complex="12pt"/>
    </style:style>
    <style:style style:name="P5" style:family="paragraph" style:parent-style-name="Standard">
      <style:paragraph-properties fo:margin-top="0in" fo:margin-bottom="0in" style:contextual-spacing="false" fo:line-height="200%"/>
      <style:text-properties style:font-name="Times New Roman" fo:font-size="12pt" officeooo:rsid="000d249a" officeooo:paragraph-rsid="000d249a" style:font-size-asian="12pt" style:font-size-complex="12pt"/>
    </style:style>
    <style:style style:name="P6" style:family="paragraph" style:parent-style-name="Standard">
      <style:paragraph-properties fo:margin-top="0in" fo:margin-bottom="0in" style:contextual-spacing="false" fo:line-height="200%"/>
      <style:text-properties style:font-name="Times New Roman" fo:font-size="12pt" officeooo:paragraph-rsid="00111b7e" style:font-size-asian="12pt" style:font-size-complex="12pt"/>
    </style:style>
    <style:style style:name="P7" style:family="paragraph" style:parent-style-name="Text_20_body">
      <style:paragraph-properties fo:margin-top="0in" fo:margin-bottom="0in" style:contextual-spacing="false" fo:line-height="200%"/>
      <style:text-properties style:font-name="Times New Roman" fo:font-size="12pt" style:font-size-asian="12pt" style:font-size-complex="12pt"/>
    </style:style>
    <style:style style:name="P8" style:family="paragraph" style:parent-style-name="Text_20_body">
      <style:paragraph-properties fo:margin-top="0in" fo:margin-bottom="0in" style:contextual-spacing="false" fo:line-height="200%"/>
      <style:text-properties style:font-name="Times New Roman" fo:font-size="12pt" officeooo:paragraph-rsid="00111b7e" style:font-size-asian="12pt" style:font-size-complex="12pt"/>
    </style:style>
    <style:style style:name="P9" style:family="paragraph" style:parent-style-name="Text_20_body">
      <style:paragraph-properties fo:margin-top="0in" fo:margin-bottom="0in" style:contextual-spacing="false" fo:line-height="200%"/>
      <style:text-properties style:font-name="Times New Roman" fo:font-size="12pt" officeooo:rsid="000ba17b" officeooo:paragraph-rsid="000ba17b" style:font-size-asian="12pt" style:font-size-complex="12pt"/>
    </style:style>
    <style:style style:name="P10" style:family="paragraph" style:parent-style-name="Text_20_body">
      <style:paragraph-properties fo:margin-top="0in" fo:margin-bottom="0in" style:contextual-spacing="false" fo:line-height="200%"/>
      <style:text-properties style:font-name="Times New Roman" fo:font-size="12pt" officeooo:rsid="00111b7e" officeooo:paragraph-rsid="00111b7e" style:font-size-asian="12pt" style:font-size-complex="12pt"/>
    </style:style>
    <style:style style:name="T1" style:family="text">
      <style:text-properties officeooo:rsid="000d249a"/>
    </style:style>
    <style:style style:name="T2" style:family="text">
      <style:text-properties fo:color="#000000" loext:opacity="100%" style:font-name="Consolas" fo:font-size="10pt" style:font-size-asian="10pt"/>
    </style:style>
    <style:style style:name="T3" style:family="text">
      <style:text-properties fo:color="#000000" loext:opacity="100%" style:font-name="Consolas" fo:font-size="10pt" style:text-underline-style="solid" style:text-underline-width="auto" style:text-underline-color="font-color" style:font-size-asian="10pt"/>
    </style:style>
    <style:style style:name="T4" style:family="text">
      <style:text-properties fo:color="#000000" loext:opacity="100%" style:font-name="Consolas" fo:font-size="10pt" fo:background-color="#e8f2fe" loext:char-shading-value="0" style:font-size-asian="10pt"/>
    </style:style>
    <style:style style:name="T5" style:family="text">
      <style:text-properties fo:color="#000000" loext:opacity="100%" style:font-name="Consolas"/>
    </style:style>
    <style:style style:name="T6" style:family="text">
      <style:text-properties fo:color="#000000" loext:opacity="100%" style:font-name="Consolas" style:text-underline-style="solid" style:text-underline-width="auto" style:text-underline-color="font-color"/>
    </style:style>
    <style:style style:name="T7" style:family="text">
      <style:text-properties fo:color="#000000" loext:opacity="100%" style:font-name="Consolas" fo:background-color="#e8f2fe" loext:char-shading-value="0"/>
    </style:style>
    <style:style style:name="T8" style:family="text">
      <style:text-properties fo:color="#000000" loext:opacity="100%" style:text-line-through-style="solid" style:text-line-through-type="single" style:font-name="Consolas" fo:font-size="10pt" style:text-underline-style="solid" style:text-underline-width="auto" style:text-underline-color="font-color" style:font-size-asian="10pt"/>
    </style:style>
    <style:style style:name="T9" style:family="text">
      <style:text-properties fo:color="#000000" loext:opacity="100%" style:text-line-through-style="solid" style:text-line-through-type="single" style:font-name="Consolas" style:text-underline-style="solid" style:text-underline-width="auto" style:text-underline-color="font-color"/>
    </style:style>
    <style:style style:name="T10" style:family="text">
      <style:text-properties fo:color="#000000" loext:opacity="100%" style:text-line-through-style="solid" style:text-line-through-type="single" style:text-underline-style="solid" style:text-underline-width="auto" style:text-underline-color="font-color"/>
    </style:style>
    <style:style style:name="T11" style:family="text">
      <style:text-properties fo:color="#000000" loext:opacity="100%"/>
    </style:style>
    <style:style style:name="T12" style:family="text">
      <style:text-properties fo:color="#000000" loext:opacity="100%" style:text-underline-style="solid" style:text-underline-width="auto" style:text-underline-color="font-color"/>
    </style:style>
    <style:style style:name="T13" style:family="text">
      <style:text-properties fo:color="#000000" loext:opacity="100%" fo:background-color="#e8f2fe" loext:char-shading-value="0"/>
    </style:style>
    <style:style style:name="T14" style:family="text">
      <style:text-properties fo:color="#000000" loext:opacity="100%" officeooo:rsid="00111b7e" fo:background-color="#e8f2fe" loext:char-shading-value="0"/>
    </style:style>
    <style:style style:name="T15" style:family="text">
      <style:text-properties fo:color="#6a3e3e" loext:opacity="100%" style:font-name="Consolas" fo:font-size="10pt" style:text-underline-style="solid" style:text-underline-width="auto" style:text-underline-color="font-color" style:font-size-asian="10pt"/>
    </style:style>
    <style:style style:name="T16" style:family="text">
      <style:text-properties fo:color="#6a3e3e" loext:opacity="100%" style:font-name="Consolas" fo:font-size="10pt" style:font-size-asian="10pt"/>
    </style:style>
    <style:style style:name="T17" style:family="text">
      <style:text-properties fo:color="#6a3e3e" loext:opacity="100%" style:font-name="Consolas" fo:font-size="10pt" fo:background-color="#e8f2fe" loext:char-shading-value="0" style:font-size-asian="10pt"/>
    </style:style>
    <style:style style:name="T18" style:family="text">
      <style:text-properties fo:color="#6a3e3e" loext:opacity="100%" style:font-name="Consolas" style:text-underline-style="solid" style:text-underline-width="auto" style:text-underline-color="font-color"/>
    </style:style>
    <style:style style:name="T19" style:family="text">
      <style:text-properties fo:color="#6a3e3e" loext:opacity="100%" style:font-name="Consolas"/>
    </style:style>
    <style:style style:name="T20" style:family="text">
      <style:text-properties fo:color="#6a3e3e" loext:opacity="100%" style:font-name="Consolas" fo:background-color="#e8f2fe" loext:char-shading-value="0"/>
    </style:style>
    <style:style style:name="T21" style:family="text">
      <style:text-properties fo:color="#6a3e3e" loext:opacity="100%" style:text-underline-style="solid" style:text-underline-width="auto" style:text-underline-color="font-color"/>
    </style:style>
    <style:style style:name="T22" style:family="text">
      <style:text-properties fo:color="#6a3e3e" loext:opacity="100%"/>
    </style:style>
    <style:style style:name="T23" style:family="text">
      <style:text-properties fo:color="#6a3e3e" loext:opacity="100%" fo:background-color="#e8f2fe" loext:char-shading-value="0"/>
    </style:style>
    <style:style style:name="T24" style:family="text">
      <style:text-properties fo:color="#7f0055" loext:opacity="100%" style:font-name="Consolas" fo:font-size="10pt" fo:font-weight="bold" style:font-size-asian="10pt" style:font-weight-asian="bold"/>
    </style:style>
    <style:style style:name="T25" style:family="text">
      <style:text-properties fo:color="#7f0055" loext:opacity="100%" style:font-name="Consolas" fo:font-size="10pt" fo:font-weight="bold" fo:background-color="#e8f2fe" loext:char-shading-value="0" style:font-size-asian="10pt" style:font-weight-asian="bold"/>
    </style:style>
    <style:style style:name="T26" style:family="text">
      <style:text-properties fo:color="#7f0055" loext:opacity="100%" style:font-name="Consolas" fo:font-weight="bold" style:font-weight-asian="bold"/>
    </style:style>
    <style:style style:name="T27" style:family="text">
      <style:text-properties fo:color="#7f0055" loext:opacity="100%" style:font-name="Consolas" fo:font-weight="bold" fo:background-color="#e8f2fe" loext:char-shading-value="0" style:font-weight-asian="bold"/>
    </style:style>
    <style:style style:name="T28" style:family="text">
      <style:text-properties fo:color="#7f0055" loext:opacity="100%" fo:font-weight="bold" style:font-weight-asian="bold"/>
    </style:style>
    <style:style style:name="T29" style:family="text">
      <style:text-properties fo:color="#7f0055" loext:opacity="100%" fo:font-weight="bold" fo:background-color="#e8f2fe" loext:char-shading-value="0" style:font-weight-asian="bold"/>
    </style:style>
    <style:style style:name="T30" style:family="text">
      <style:text-properties fo:color="#7f0055" loext:opacity="100%" fo:font-weight="bold" officeooo:rsid="00111b7e" fo:background-color="#e8f2fe" loext:char-shading-value="0" style:font-weight-asian="bold"/>
    </style:style>
    <style:style style:name="T31" style:family="text">
      <style:text-properties fo:color="#2a00ff" loext:opacity="100%" style:font-name="Consolas" fo:font-size="10pt" style:font-size-asian="10pt"/>
    </style:style>
    <style:style style:name="T32" style:family="text">
      <style:text-properties fo:color="#2a00ff" loext:opacity="100%" style:font-name="Consolas"/>
    </style:style>
    <style:style style:name="T33" style:family="text">
      <style:text-properties fo:color="#2a00ff" loext:opacity="100%"/>
    </style:style>
    <style:style style:name="T34" style:family="text">
      <style:text-properties officeooo:rsid="000f2243"/>
    </style:style>
    <style:style style:name="T35" style:family="text">
      <style:text-properties officeooo:rsid="00111b7e"/>
    </style:style>
    <style:style style:name="T36" style:family="text">
      <style:text-properties fo:color="#0000c0" loext:opacity="100%" style:font-name="Consolas" fo:font-size="10pt" fo:font-style="italic" fo:background-color="#e8f2fe" loext:char-shading-value="0" style:font-size-asian="10pt" style:font-style-asian="italic"/>
    </style:style>
    <style:style style:name="T37" style:family="text">
      <style:text-properties fo:color="#0000c0" loext:opacity="100%" style:font-name="Consolas" fo:font-style="italic" fo:background-color="#e8f2fe" loext:char-shading-value="0" style:font-style-asian="italic"/>
    </style:style>
    <style:style style:name="T38" style:family="text">
      <style:text-properties fo:color="#0000c0" loext:opacity="100%" fo:font-style="italic" fo:background-color="#e8f2fe" loext:char-shading-value="0" style:font-style-asian="italic"/>
    </style:style>
    <style:style style:name="T39" style:family="text">
      <style:text-properties fo:color="#0000c0" loext:opacity="100%" fo:font-style="italic" officeooo:rsid="00111b7e" fo:background-color="#e8f2fe" loext:char-shading-value="0" style:font-style-asian="italic"/>
    </style:style>
    <style:style style:name="T40" style:family="text">
      <style:text-properties officeooo:rsid="001270d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9"><text:tab/>Each phase of the testing implemented throughout this course has been specifically led by the requirements of the software. <text:s/>The goal of the testing that I implemented was to run through simulated instances that would expose the system to what the requirements wanted and what it wanted to avoid. <text:s/>In the example of the contact classes that we created, the requirements stated that the application would allow for the creation of a unique ID that is tied to contact information for clients, i.e. first and last names and addresses. <text:s/>Once these contacts were created, it was required that the information tied to the unique ID could be changed as needed, but the ID itself needed to stay static. <text:s/>This would allow the admins of the application to updated any needed tied to a user, but not the ID attached to the information. <text:s/></text:p>
      <text:p text:style-name="P9"><text:tab/>As I worked my way through each of the phases of the testing, it was important to have repeated tests that were trying slightly different input parameters. <text:s/>In addition to passing in the variables, each of the internal functions at each milestone were running checks on each of the inputs to ensure that they fit the parameters outlined in the system requirements. <text:s/>With the appointments tasks, we can see that each of the appointments require an appointment ID that will act as an identifier within the system. <text:s/>This unique ID needs to meet specific requirements however, so within the function which creates our new appointments, the first check that we run against our input variables is to ensure that it’s functioning within the requirements. <text:s/>If we find that the ID provided is either a duplicate or that it is outside of the requirements we will immediately throw an error notifying the user. <text:s/></text:p>
      <text:p text:style-name="P9"><text:tab/><text:span text:style-name="T1">To produce efficient code, I started by creating invalid variables that would be able to be reused to test each function individually;</text:span></text:p>
      <text:p text:style-name="P9"/>
      <text:p text:style-name="P9"/>
      <text:p text:style-name="P9"/>
      <text:p text:style-name="P9"/>
      <text:p text:style-name="P3"><text:soft-page-break/><text:span text:style-name="T11"><text:tab/><text:tab/><text:tab/>Date </text:span><text:span text:style-name="T21">invalidDate</text:span><text:span text:style-name="T11"> = </text:span><text:span text:style-name="T28">new</text:span><text:span text:style-name="T11"> </text:span><text:span text:style-name="T10">Date</text:span><text:span text:style-name="T12">(2021,1,1)</text:span><text:span text:style-name="T11">;</text:span></text:p>
      <text:p text:style-name="P2"><text:span text:style-name="T11"><text:tab/><text:tab/><text:tab/>String </text:span><text:span text:style-name="T22">invalidID</text:span><text:span text:style-name="T11"> = </text:span><text:span text:style-name="T33">"1234567890987654321"</text:span><text:span text:style-name="T11">;</text:span></text:p>
      <text:p text:style-name="P2"><text:span text:style-name="T11"><text:tab/><text:tab/><text:tab/>String </text:span><text:span text:style-name="T22">invalidDescription</text:span><text:span text:style-name="T11"> = </text:span><text:span text:style-name="T33">"abcdefghijklmnopqrstuvwxyzabcdefghijklmnopqrstuvwxyzabcdefghijklmnopqrstuvwxyz"</text:span><text:span text:style-name="T11">;</text:span></text:p>
      <text:p text:style-name="P4"/>
      <text:p text:style-name="P5">This allowed me to quickly test the functions together and separately, it also allowed me to have control <text:s/><text:span text:style-name="T34">over what combination I wanted to pass to testing specific components. <text:s/>Pairing with this, I created a custom error function that would take the variable that didn’t meet the requirements of the application and output it to the console notifying me which of the functions had a failing check.</text:span></text:p>
      <text:p text:style-name="P7"><text:tab/><text:span text:style-name="T34">For almost the entirety of this project I used unit testing, which is defined as the process of testing specific components of a system, not the entire system. <text:s/>With each milestone we were creating different unit tests to work our way through each of the services that we created as we wrote them. <text:s/>At no point within the project did we test the functionality of the application as a whole between different functions, the contact services was always and only testing with contact functions and so on. <text:s/>There were some mild uses of non-functional testing, in that we were able to test how our functions would handle multiple inputs, how it could grow with the needs of the company, and how reliable it would remain. <text:s/></text:span></text:p>
      <text:p text:style-name="P7"><text:tab/><text:span text:style-name="T34">Ultimately, in a real world setting we would want to test more aggressively using non-functional and functional techniques to ensure that as we continue development we are able to confirm proper functionality. <text:s/>Unit testing works well in the earlier stages of development or as you are attempting to add feature sets into an existing application because it allows for isolated testing.</text:span></text:p>
      <text:p text:style-name="P7"><text:tab/><text:span text:style-name="T34">In reflection one of the larger areas of testing that I would change is how we handle the inputs, meaning, the functions would take raw inputs. <text:s/>While this doesn’t necessarily mean that the functionality wasn’t properly tested, it does mean that </text:span><text:span text:style-name="T35">we haven’t done any testing for potential </text:span><text:soft-page-break/><text:span text:style-name="T35">security vulnerabilities. <text:s/>In the future, I would change the handling of the functions to sanitize the input prior to them being passed to the function.</text:span></text:p>
      <text:p text:style-name="P7"/>
      <text:p text:style-name="P7"><text:tab/><text:span text:style-name="T29">public</text:span><text:span text:style-name="T13"> </text:span><text:span text:style-name="T29">static</text:span><text:span text:style-name="T13"> ContactService newContact(String </text:span><text:span text:style-name="T23">uniqueID</text:span><text:span text:style-name="T13">,String </text:span><text:span text:style-name="T23">firstName</text:span><text:span text:style-name="T13">,String </text:span><text:span text:style-name="T23">lastName</text:span><text:span text:style-name="T13">,String </text:span><text:span text:style-name="T23">phoneNumber</text:span><text:span text:style-name="T13">, String </text:span><text:span text:style-name="T23">address</text:span><text:span text:style-name="T13">) </text:span><text:span text:style-name="T29">throws</text:span><text:span text:style-name="T13"> invalidInput </text:span></text:p>
      <text:p text:style-name="P7"/>
      <text:p text:style-name="P10"><text:tab/>This issue really comes into play when considering my future in development, and ensuring that I maintain a high level of discipline while testing. <text:s/>There are many stages of testing, and this project gave us insight into just one of the many components that come with proper testing. <text:s/>As mentioned, other critical testing would help reveal how each of our functions, even with proper unit testing, would function together. <text:s/>I believe that learning more and continuing with gaining knowledge of best practices is critical to creating thorough testing. <text:s/>Additionally, having the ability to go back after the fact and review your testing practices <text:s/>and approach to ensure that there are no other changes will only help create better testing in future projects. <text:s/></text:p>
      <text:p text:style-name="P10"><text:tab/>For example, while reviewing my code after submission, I can see that while for this small project storing all of our values within an array works, it isn’t the best approach.</text:p>
      <text:p text:style-name="P6"><text:span text:style-name="T30"><text:tab/><text:tab/>static</text:span><text:span text:style-name="T14"> Contact[] </text:span><text:span text:style-name="T39">objStore</text:span><text:span text:style-name="T14"> = </text:span><text:span text:style-name="T30">new</text:span><text:span text:style-name="T14"> Contact[1];</text:span></text:p>
      <text:p text:style-name="P8"><text:span text:style-name="T35"><text:tab/>If I were to revise this code, I would rewrite it to have my contact values stored within an object, with one of the values of the object being an appointment object. <text:s/>All of these are then stored within an array, </text:span><text:span text:style-name="T40">this would allow for the each value within the array to store all contact information as well as the appointment tied to the contact. <text:s text:c="2"/>Having the ability to critically review your own code and understand when what you’ve created isn’t best optimized is so important to the success of your code long term.</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1T09:23:10.962000000</meta:creation-date>
    <meta:editing-duration>PT3M47S</meta:editing-duration>
    <meta:editing-cycles>2</meta:editing-cycles>
    <meta:generator>LibreOffice/7.1.3.2$Windows_X86_64 LibreOffice_project/47f78053abe362b9384784d31a6e56f8511eb1c1</meta:generator>
    <dc:date>2021-06-22T14:40:05.878000000</dc:date>
    <meta:document-statistic meta:table-count="0" meta:image-count="0" meta:object-count="0" meta:page-count="3" meta:paragraph-count="15" meta:word-count="920" meta:character-count="5652" meta:non-whitespace-character-count="4693"/>
  </office:meta>
</office:document-meta>
</file>